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1in" style:auto-text-indent="false"/>
      <style:text-properties style:font-name="Liberation Sans" fo:font-size="11pt" fo:language="es" fo:country="ES" fo:font-weight="bold" officeooo:rsid="00133c77" officeooo:paragraph-rsid="00133c77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text-indent="0.1in" style:auto-text-indent="false"/>
      <style:text-properties style:font-name="Liberation Sans" fo:font-size="11pt" fo:language="es" fo:country="ES" fo:font-weight="normal" officeooo:rsid="00133c77" officeooo:paragraph-rsid="00133c77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in" fo:margin-right="0in" fo:text-align="justify" style:justify-single-word="false" fo:text-indent="0.1in" style:auto-text-indent="false"/>
      <style:text-properties style:font-name="Liberation Sans" fo:font-size="12pt" fo:language="es" fo:country="ES" fo:font-weight="bold" officeooo:rsid="00133c77" officeooo:paragraph-rsid="00133c77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text-indent="0.1in" style:auto-text-indent="false"/>
      <style:text-properties style:font-name="Liberation Sans" fo:font-size="12pt" fo:language="es" fo:country="ES" fo:font-weight="normal" officeooo:rsid="00133c77" officeooo:paragraph-rsid="00133c77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in" fo:margin-right="0in" fo:text-align="justify" style:justify-single-word="false" fo:text-indent="0.1in" style:auto-text-indent="false"/>
      <style:text-properties style:font-name="Liberation Sans" fo:font-size="11pt" fo:language="es" fo:country="ES" fo:font-weight="bold" officeooo:rsid="00133c77" officeooo:paragraph-rsid="00133c77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in" fo:margin-right="0in" fo:text-align="justify" style:justify-single-word="false" fo:text-indent="0.1in" style:auto-text-indent="false"/>
      <style:text-properties style:font-name="Liberation Sans" fo:font-size="11pt" fo:language="es" fo:country="ES" fo:font-weight="bold" officeooo:rsid="00133c77" officeooo:paragraph-rsid="0014e421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in" fo:margin-right="0in" fo:text-align="justify" style:justify-single-word="false" fo:text-indent="0.1in" style:auto-text-indent="false"/>
      <style:text-properties style:font-name="Liberation Sans" fo:font-size="11pt" fo:language="es" fo:country="ES" fo:font-weight="normal" officeooo:rsid="0014e421" officeooo:paragraph-rsid="0014e421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.1in" style:auto-text-indent="false"/>
      <style:text-properties style:font-name="Liberation Sans" fo:font-size="11pt" fo:language="es" fo:country="ES" fo:font-weight="bold" officeooo:rsid="00133c77" officeooo:paragraph-rsid="0014e421" style:font-size-asian="11pt" style:font-weight-asian="bold" style:font-size-complex="11pt" style:font-weight-complex="bold"/>
    </style:style>
    <style:style style:name="T1" style:family="text">
      <style:text-properties officeooo:rsid="0014e4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JERCICIO <text:span text:style-name="T1">6:</text:span></text:p>
      <text:p text:style-name="P6"/>
      <text:p text:style-name="P6">¿Qué sucede cuando el hijo recibe la señal de alarma?</text:p>
      <text:p text:style-name="P1"/>
      <text:p text:style-name="P7">Que hasta que no se desbloquean las señales antes del sleep no sucede nada. Una vez de desbloquean y se ejecuta la señal, el hijo procede de la forma establecida con el manejador de señales.</text:p>
      <text:p text:style-name="P1"/>
      <text:p text:style-name="P1">EJERCICIO 8:</text:p>
      <text:p text:style-name="P1"/>
      <text:p text:style-name="P1">a) ¿Qué pasa cuando SECS=0 y N_READ=1? ¿Se producen lecturas? ¿Se producen escrituras?¿Por qué?</text:p>
      <text:p text:style-name="P2"/>
      <text:p text:style-name="P2">Sí, se producen tanto lecturas como escrituras porque al haber solo un proceso que lee, este y el de escritura se van alternando sin suponer el semáforo ningún problema.</text:p>
      <text:p text:style-name="P1"/>
      <text:p text:style-name="P1">b) ¿Qué pasa cuando SECS=1 y N_READ=10? ¿Se producen lecturas? ¿Se producen escrituras?¿Por qué?</text:p>
      <text:p text:style-name="P1"/>
      <text:p text:style-name="P2">En este caso se producen tanto lecturas como escrituras. Comienzan los 10 procedimientos de lectura, pero cuando terminan duermen durante un segundo. Debido a ese segundo, el ultimo proceso de lectura termina sin que empiece otro de lectura. Esto supone que se ponga a ‘1’ el semáforo de escritura y este escriba. Una vez este escribe se vuelven a producir todos los procesos de lecturas y así indefinidamente.</text:p>
      <text:p text:style-name="P1"/>
      <text:p text:style-name="P1">c) ¿Qué pasa cuando SECS=0 y N_READ=10? ¿Se producen lecturas? ¿Se producen escrituras?¿Por qué?</text:p>
      <text:p text:style-name="P1"/>
      <text:p text:style-name="P2">En este caso tan solo se producen lecturas y en ningún momento llega a ocurrir una escritura. Esto es debido a que al haber 10 lecturas, estas irán ejecutándose sin parar (no se produce el sleep) y no permiten que el semáforo de escritura esté a 1 para que se pueda escribir.</text:p>
      <text:p text:style-name="P1"/>
      <text:p text:style-name="P1">d) ¿Qué pasa si los procesos escritores/lectores no duermen nada entre escrituras/lecturas (si se elimina totalmente el sleep del bucle)? ¿Se producen lecturas? ¿Se producen escrituras?¿Por qué?</text:p>
      <text:p text:style-name="P3"/>
      <text:p text:style-name="P4">Todo dependerá del numero de procesos. </text:p>
      <text:p text:style-name="P4"/>
      <text:p text:style-name="P4">Si hay uno de cada se producen tanto lecturas como escrituras porque hay un momento en que el semáforo encargado de la escritura permite que esta ocurra.</text:p>
      <text:p text:style-name="P4"/>
      <text:p text:style-name="P4">Por otro lado, si hay varios procesos de lectura impiden que se llegue a producir la escritura (o al menos más de una vez), ya que al terminar uno inmediatamante comienzan otros impidiendo que el semáforo de lectura deje ocurrir a este proce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7:00:41.213247266</meta:creation-date>
    <dc:date>2019-03-23T13:47:58.949399646</dc:date>
    <meta:editing-duration>PT13M4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343" meta:character-count="2037" meta:non-whitespace-character-count="1707"/>
  </office:meta>
</office:document-meta>
</file>